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b14"/>
    </style:style>
    <style:style style:name="P2" style:family="paragraph" style:parent-style-name="Standard">
      <style:text-properties style:font-name="Liberation Sans" fo:font-weight="normal" officeooo:rsid="00186ced" officeooo:paragraph-rsid="001f7b14" style:font-weight-asian="normal" style:font-weight-complex="normal"/>
    </style:style>
    <style:style style:name="P3" style:family="paragraph" style:parent-style-name="Standard" style:list-style-name="L2">
      <style:text-properties style:font-name="Liberation Sans" fo:font-weight="normal" officeooo:rsid="001f7b14" officeooo:paragraph-rsid="001f7b14" style:font-weight-asian="normal" style:font-weight-complex="normal"/>
    </style:style>
    <style:style style:name="P4" style:family="paragraph" style:parent-style-name="Standard" style:list-style-name="L2">
      <style:text-properties style:font-name="Liberation Sans" fo:font-weight="normal" officeooo:rsid="0020e9a5" officeooo:paragraph-rsid="0020e9a5" style:font-weight-asian="normal" style:font-weight-complex="normal"/>
    </style:style>
    <style:style style:name="P5" style:family="paragraph" style:parent-style-name="Standard" style:list-style-name="L2">
      <style:text-properties style:font-name="Liberation Sans" fo:font-weight="normal" officeooo:rsid="00215806" officeooo:paragraph-rsid="00215806" style:font-weight-asian="normal" style:font-weight-complex="normal"/>
    </style:style>
    <style:style style:name="P6" style:family="paragraph" style:parent-style-name="Standard" style:list-style-name="L2">
      <style:text-properties style:font-name="Liberation Sans" fo:font-weight="normal" officeooo:rsid="0022e29d" officeooo:paragraph-rsid="0022e29d" style:font-weight-asian="normal" style:font-weight-complex="normal"/>
    </style:style>
    <style:style style:name="P7" style:family="paragraph" style:parent-style-name="Standard">
      <style:text-properties style:font-name="Liberation Sans" officeooo:rsid="00186ced" officeooo:paragraph-rsid="001f7b14"/>
    </style:style>
    <style:style style:name="P8" style:family="paragraph" style:parent-style-name="Standard">
      <style:text-properties officeooo:rsid="0015ce1b" officeooo:paragraph-rsid="001f7b14"/>
    </style:style>
    <style:style style:name="P9" style:family="paragraph" style:parent-style-name="Standard" style:list-style-name="L2">
      <style:text-properties officeooo:paragraph-rsid="0024a06c"/>
    </style:style>
    <style:style style:name="P10" style:family="paragraph" style:parent-style-name="Standard" style:list-style-name="L2">
      <style:text-properties officeooo:rsid="0024a06c" officeooo:paragraph-rsid="0024a06c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officeooo:rsid="00186ced"/>
    </style:style>
    <style:style style:name="T3" style:family="text">
      <style:text-properties style:font-name="Liberation Sans" officeooo:rsid="001f7b14"/>
    </style:style>
    <style:style style:name="T4" style:family="text">
      <style:text-properties style:font-name="Liberation Sans" officeooo:rsid="0015161a"/>
    </style:style>
    <style:style style:name="T5" style:family="text">
      <style:text-properties style:font-name="Liberation Sans" officeooo:rsid="0016c1da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fo:font-weight="bold" officeooo:rsid="00186ced" style:font-weight-asian="bold" style:font-weight-complex="bold"/>
    </style:style>
    <style:style style:name="T8" style:family="text">
      <style:text-properties style:font-name="Liberation Sans" fo:font-weight="bold" officeooo:rsid="001f7b14" style:font-weight-asian="bold" style:font-weight-complex="bold"/>
    </style:style>
    <style:style style:name="T9" style:family="text">
      <style:text-properties style:font-name="Liberation Sans" fo:font-weight="bold" officeooo:rsid="0024a06c" style:font-weight-asian="bold" style:font-weight-complex="bold"/>
    </style:style>
    <style:style style:name="T10" style:family="text">
      <style:text-properties style:font-name="Liberation Sans" fo:font-weight="normal" style:font-weight-asian="normal" style:font-weight-complex="normal"/>
    </style:style>
    <style:style style:name="T11" style:family="text">
      <style:text-properties style:font-name="Liberation Sans" fo:font-weight="normal" officeooo:rsid="00186ced" style:font-weight-asian="normal" style:font-weight-complex="normal"/>
    </style:style>
    <style:style style:name="T12" style:family="text">
      <style:text-properties style:font-name="Liberation Sans" fo:font-weight="normal" officeooo:rsid="001f7b14" style:font-weight-asian="normal" style:font-weight-complex="normal"/>
    </style:style>
    <style:style style:name="T13" style:family="text">
      <style:text-properties style:font-name="Liberation Sans" fo:font-weight="normal" officeooo:rsid="0024a06c" style:font-weight-asian="normal" style:font-weight-complex="normal"/>
    </style:style>
    <style:style style:name="T14" style:family="text">
      <style:text-properties officeooo:rsid="001f7b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a06c" style:font-weight-asian="bold" style:font-weight-complex="bold"/>
    </style:style>
    <style:style style:name="T17" style:family="text">
      <style:text-properties officeooo:rsid="00215806"/>
    </style:style>
    <style:style style:name="T18" style:family="text">
      <style:text-properties officeooo:rsid="0022793c"/>
    </style:style>
    <style:style style:name="T19" style:family="text">
      <style:text-properties officeooo:rsid="0024a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urpose of Lab </text:span><text:span text:style-name="T3">4</text:span><text:span text:style-name="T1"> is to </text:span><text:span text:style-name="T3">apply arrays to make in-memory storage more usable.</text:span></text:p>
      <text:p text:style-name="P1"><text:span text:style-name="T3"/></text:p>
      <text:p text:style-name="P1"><text:span text:style-name="T4">T</text:span><text:span text:style-name="T2">inyTown </text:span><text:span text:style-name="T5">University </text:span><text:span text:style-name="T3">has asked for another tool for their faculty. This time they would like a gradebook application. The professor will enter an assignment title and 10 class grades. The class size will always be 10. The application will create a </text:span><text:span text:style-name="T8">new</text:span><text:span text:style-name="T12"> file with the title and all 10 grades. The application will also print the </text:span><text:span text:style-name="T8">max</text:span><text:span text:style-name="T12">, </text:span><text:span text:style-name="T8">min</text:span><text:span text:style-name="T12">, and </text:span><text:span text:style-name="T8">average</text:span><text:span text:style-name="T12"> grade for the assignment on the </text:span><text:span text:style-name="T8">console.</text:span><text:span text:style-name="T12"> </text:span></text:p>
      <text:p text:style-name="P7"/>
      <text:p text:style-name="P8"><text:span text:style-name="T4">T</text:span><text:span text:style-name="T2">o get started download your_lastName_lab</text:span><text:span text:style-name="T3">4</text:span><text:span text:style-name="T2">.cpp and open it with our IDE. Use </text:span><text:span text:style-name="T7">File→Save As </text:span><text:span text:style-name="T11">to replace "your_lastName" with your actual last name.</text:span></text:p>
      <text:p text:style-name="P2"/>
      <text:p text:style-name="P2"><text:span text:style-name="T14">Complete these steps:</text:span></text:p>
      <text:list xml:id="list2445916621" text:style-name="L2">
        <text:list-item>
          <text:p text:style-name="P3">Create a constant integer outside of the <text:span text:style-name="T15">main </text:span>function called CLASS_SIZE. Give this constant the value 10.</text:p>
        </text:list-item>
        <text:list-item>
          <text:p text:style-name="P4">Prompt the user to enter an <text:span text:style-name="T15">assignment title</text:span>. You will need to create an appropriate variable to hold this input.</text:p>
        </text:list-item>
        <text:list-item>
          <text:p text:style-name="P4">Create and open an <text:span text:style-name="T15">output filestream</text:span>. (not in append mode this time). Open or create a file with <text:span text:style-name="T17">a filename that is the assignment title with ".txt" added to the end. Refer to Lab 1 to see how to do this.</text:span></text:p>
        </text:list-item>
        <text:list-item>
          <text:p text:style-name="P5">Create an array of floating points values <text:span text:style-name="T18">whose size is</text:span> CLASS_<text:span text:style-name="T18">SIZE. This array will be used to hold the students’ grades, so name it appropriately.</text:span></text:p>
        </text:list-item>
        <text:list-item>
          <text:p text:style-name="P6">Add variables to your program to track the <text:span text:style-name="T15">maximum </text:span>grade, <text:span text:style-name="T15">minimum </text:span>grade, and the <text:span text:style-name="T15">sum </text:span>of all grades. <text:span text:style-name="T19">Initialize these 3 with </text:span><text:span text:style-name="T16">appropriate</text:span><text:span text:style-name="T19"> values.</text:span></text:p>
        </text:list-item>
        <text:list-item>
          <text:p text:style-name="P5">Create a for loop with the following conditions:</text:p>
          <text:list>
            <text:list-item>
              <text:p text:style-name="P5">Initialize an integer named <text:span text:style-name="T15">i </text:span>with the starting value 0.</text:p>
            </text:list-item>
            <text:list-item>
              <text:p text:style-name="P5">The loop should run while <text:span text:style-name="T15">i </text:span>is less than CLASS_SIZE.</text:p>
            </text:list-item>
            <text:list-item>
              <text:p text:style-name="P5">The loop should increase the value of <text:span text:style-name="T15">i </text:span>by one every loop.</text:p>
            </text:list-item>
          </text:list>
        </text:list-item>
        <text:list-item>
          <text:p text:style-name="P6">Inside the body of the for loop:</text:p>
          <text:list>
            <text:list-item>
              <text:p text:style-name="P9"><text:span text:style-name="T13">Prompt the user to enter one grade. The grade should be greater than or equal to 0 and less than or equal to 100. Use a </text:span><text:span text:style-name="T9">do...while</text:span><text:span text:style-name="T13"> loop to continue prompting the user until a valid grade is entered.</text:span></text:p>
            </text:list-item>
            <text:list-item>
              <text:p text:style-name="P10"><text:span text:style-name="T10">Write the new grade into the file.</text:span></text:p>
            </text:list-item>
            <text:list-item>
              <text:p text:style-name="P10"><text:span text:style-name="T10">If the new grade is the smallest that has been entered yet, update the value stored in you integer for the </text:span><text:span text:style-name="T6">minimum </text:span><text:span text:style-name="T10">value.</text:span></text:p>
            </text:list-item>
            <text:list-item>
              <text:p text:style-name="P9"><text:span text:style-name="T13">If the new grade is the largest that has been entered yet, update the value stored in you integer for the </text:span><text:span text:style-name="T9">maximum </text:span><text:span text:style-name="T13">value.</text:span></text:p>
            </text:list-item>
            <text:list-item>
              <text:p text:style-name="P10"><text:span text:style-name="T10">Add the new grade into your variable that is storing the </text:span><text:span text:style-name="T6">sum</text:span><text:span text:style-name="T10"> of all the grades.</text:span></text:p>
            </text:list-item>
          </text:list>
        </text:list-item>
        <text:list-item>
          <text:p text:style-name="P10"><text:span text:style-name="T10">After the for loop has run:</text:span></text:p>
          <text:list>
            <text:list-item>
              <text:p text:style-name="P10"><text:span text:style-name="T10">Print the </text:span><text:span text:style-name="T6">maximum </text:span><text:span text:style-name="T10">grade on the console with an appropriate label.</text:span></text:p>
            </text:list-item>
            <text:list-item>
              <text:p text:style-name="P10"><text:span text:style-name="T10">Print the </text:span><text:span text:style-name="T6">minimum </text:span><text:span text:style-name="T10">grade on the console with an appropriate label.</text:span></text:p>
            </text:list-item>
            <text:list-item>
              <text:p text:style-name="P10"><text:span text:style-name="T10">Use the </text:span><text:span text:style-name="T6">sum </text:span><text:span text:style-name="T10">of all of the grades to print the </text:span><text:span text:style-name="T6">average</text:span><text:span text:style-name="T10"> grade on the console with an appropriate label.</text:span></text:p>
            </text:list-item>
          </text:list>
        </text:list-item>
        <text:list-item>
          <text:p text:style-name="P10"><text:span text:style-name="T10">Close the file and print a short goodbye messag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09-27T14:03:48.159425933</dc:date>
    <meta:editing-duration>PT13M57S</meta:editing-duration>
    <meta:editing-cycles>3</meta:editing-cycles>
    <meta:document-statistic meta:table-count="0" meta:image-count="0" meta:object-count="0" meta:page-count="1" meta:paragraph-count="24" meta:word-count="466" meta:character-count="2490" meta:non-whitespace-character-count="2067"/>
  </office:meta>
</office:document-meta>
</file>